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1fbf4"/>
    </style:style>
    <style:style style:name="P4" style:family="paragraph" style:parent-style-name="Text_20_body">
      <style:text-properties officeooo:rsid="0012fa24" officeooo:paragraph-rsid="0011fbf4"/>
    </style:style>
    <style:style style:name="P5" style:family="paragraph" style:parent-style-name="Text_20_body">
      <style:text-properties officeooo:rsid="0012fa24" officeooo:paragraph-rsid="0012376f"/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12edf5" officeooo:paragraph-rsid="0012376f"/>
    </style:style>
    <style:style style:name="P8" style:family="paragraph" style:parent-style-name="Heading_20_1">
      <style:text-properties officeooo:paragraph-rsid="0011fbf4"/>
    </style:style>
    <style:style style:name="P9" style:family="paragraph" style:parent-style-name="Heading_20_1">
      <style:text-properties officeooo:rsid="0011a571" officeooo:paragraph-rsid="0011a571"/>
    </style:style>
    <style:style style:name="P10" style:family="paragraph" style:parent-style-name="Heading_20_2">
      <style:text-properties officeooo:paragraph-rsid="0012376f"/>
    </style:style>
    <style:style style:name="P11" style:family="paragraph" style:parent-style-name="Text_20_body">
      <style:text-properties officeooo:rsid="00123f32" officeooo:paragraph-rsid="00123f32"/>
    </style:style>
    <style:style style:name="T1" style:family="text">
      <style:text-properties officeooo:rsid="0012fa24"/>
    </style:style>
    <style:style style:name="T2" style:family="text">
      <style:text-properties officeooo:rsid="00123f32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EtPf PCB's</text:title></text:p>
      <text:p text:style-name="Text_20_body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317_1170412923" text:style-name="Index_20_Link" text:visited-style-name="Index_20_Link">1 Version history<text:tab/>1</text:a></text:p>
          <text:p text:style-name="P6"><text:a xlink:type="simple" xlink:href="#__RefHeading___Toc147_2508053204" text:style-name="Index_20_Link" text:visited-style-name="Index_20_Link">1.1 document status<text:tab/>1</text:a></text:p>
          <text:p text:style-name="P2"><text:a xlink:type="simple" xlink:href="#__RefHeading___Toc319_1170412923" text:style-name="Index_20_Link" text:visited-style-name="Index_20_Link">2 introduction<text:tab/>1</text:a></text:p>
        </text:index-body>
      </text:table-of-content>
      <text:p text:style-name="P3"/>
      <text:h text:style-name="P8" text:outline-level="1"><text:bookmark-start text:name="__RefHeading___Toc317_1170412923"/>Version <text:span text:style-name="T1">history</text:span><text:bookmark-end text:name="__RefHeading___Toc317_1170412923"/></text:h>
      <text:p text:style-name="P4">Version <text:s/><text:editing-cycles>6</text:editing-cycles><text:s text:c="2"/>Last saved <text:s/><text:modification-date style:data-style-name="N45">3. Feb. 2025</text:modification-date><text:s text:c="4"/><text:modification-time style:data-style-name="N60">14:28</text:modification-time><text:s text:c="2"/><text:creator>Wim Beaumont</text:creator></text:p>
      <text:p text:style-name="P5"/>
      <text:h text:style-name="P10" text:outline-level="2"><text:bookmark-start text:name="__RefHeading___Toc147_2508053204"/>document status<text:bookmark-end text:name="__RefHeading___Toc147_2508053204"/></text:h>
      <text:p text:style-name="P7">Internal use <text:s/>but can be shared </text:p>
      <text:p text:style-name="P7">none private or <text:span text:style-name="T2">(commercial) </text:span>sensitive information </text:p>
      <text:h text:style-name="P9" text:outline-level="1"><text:bookmark-start text:name="__RefHeading___Toc319_1170412923"/>introduction<text:bookmark-end text:name="__RefHeading___Toc319_1170412923"/></text:h>
      <text:p text:style-name="P11">This document is used as a overview of links to the documentation for the PCB’s produced for the <text:a xlink:type="simple" xlink:href="https://www.etpathfinder.eu/" text:style-name="Internet_20_link" text:visited-style-name="Visited_20_Internet_20_Link">EtPf project </text:a></text:p>
      <text:p text:style-name="P11">Most of the information is not public accessible <text:s/>still it can be shared so in case you want to have get more technical information please contact . <text:line-break/>Normally institute and name are on the documents so should be sufficient to establish contact. <text:s/>If not directly </text:p>
      <text:p text:style-name="P11"/>
      <text:h text:style-name="Heading_20_1" text:outline-level="1">LVDT Quad amplifier</text:h>
      <text:p text:style-name="Text_20_body"/>
      <text:p text:style-name="P11">Four amplifier circuit to amplify the <text:s/>10 kHz LVDT signals. </text:p>
      <text:p text:style-name="P11"/>
      <text:p text:style-name="P11">Design : Universiteit Antwerpen </text:p>
      <text:p text:style-name="P11">PCB design package KiCad 602</text:p>
      <text:p text:style-name="P11"/>
      <text:p text:style-name="P11"><text:soft-page-break/>Design file location <text:s/>: <text:s/>Z:\projects\pcbs\EtPFLVDTAmplV2 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-and-extension">EtPfPCBs.odt</text:file-name><text:s text:c="3"/><text:modification-date style:data-style-name="N49">2025-02-03</text:modification-date><text:s/><text:author-name text:fixed="false">Wim Beaumont</text:author-name><text:s/><text:page-number text:select-page="current">2</text:page-number>/<text:page-count>2</text:page-count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09:50:48.582000000</meta:creation-date>
    <meta:generator>LibreOffice/7.5.3.2$Windows_X86_64 LibreOffice_project/9f56dff12ba03b9acd7730a5a481eea045e468f3</meta:generator>
    <dc:date>2025-02-03T14:28:24.771000000</dc:date>
    <meta:editing-duration>PT3H3M43S</meta:editing-duration>
    <meta:editing-cycles>6</meta:editing-cycles>
    <dc:creator>Wim Beaumont</dc:creator>
    <dc:title>EtPf PCB's</dc:title>
    <meta:document-statistic meta:table-count="0" meta:image-count="0" meta:object-count="0" meta:page-count="2" meta:paragraph-count="19" meta:word-count="144" meta:character-count="886" meta:non-whitespace-character-count="740"/>
  </office:meta>
</office:document-meta>
</file>